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22_21-22-46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23_01-45-59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23_01-46-04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23_07-51-16_000.jpg</text:p>
          </table:table-cell>
          <table:table-cell table:style-name="ce25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23_08-34-02_000.jpg</text:p>
          </table:table-cell>
          <table:table-cell table:style-name="ce34" office:value-type="string">
            <text:p>:m #*# / memo:other(m:other) / topic=諸概念：弁別, about=物理関係：法則；原則；原理,other=add:何がどうなる＝法則；何をどうする＝原則；何はどうである＝原理（「仕組み」でもいいか）,id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#*# / memo:other(m:other) / topic=諸概念：弁別, about=物理関係：法則；原則；原理,other=add:何がどうなる＝法則；何をどうする＝原則；何はどうである＝原理（「仕組み」でもいいか）,id=~">
            <text:p>:m #*# / memo:other(m:other) / topic=諸概念：弁別, about=物理関係：法則；原則；原理,other=add:何がどうなる＝法則；何をどうする＝原則；何はどうである＝原理（「仕組み」でもいいか）,id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23_13-47-20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23_15-32-34_000.jpg</text:p>
          </table:table-cell>
          <table:table-cell table:style-name="ce34" office:value-type="string">
            <text:p>:m :篠笛,shinobue #*# / session-memo / s.1~s.10 / tips,picture:transition:5`-5h` tips:息の方向 tips,picture:lip-shape:h-4`-4q`-4h`-5` tips:筋肉：２種類、動き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:篠笛,shinobue #*# / session-memo / s.1~s.10 / tips,picture:transition:5`-5h` tips:息の方向 tips,picture:lip-shape:h-4`-4q`-4h`-5` tips:筋肉：２種類、動き">
            <text:p>:m :篠笛,shinobue #*# / session-memo / s.1~s.10 / tips,picture:transition:5`-5h` tips:息の方向 tips,picture:lip-shape:h-4`-4q`-4h`-5` tips:筋肉：２種類、動き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23_15-51-40_000.jpg</text:p>
          </table:table-cell>
          <table:table-cell table:style-name="ce34" office:value-type="string">
            <text:p>:m #*# RES / JVEMV6 64#140-7.5 / 『大坂一件大塩平八郎存書』 / w=取たてる～悲しみ候得共 / p.~ / topic=~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#*# RES / JVEMV6 64#140-7.5 / 『大坂一件大塩平八郎存書』 / w=取たてる～悲しみ候得共 / p.~ / topic=~,other=~">
            <text:p>:m #*# RES / JVEMV6 64#140-7.5 / 『大坂一件大塩平八郎存書』 / w=取たてる～悲しみ候得共 / p.~ / topic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23_17-31-44_000.jpg</text:p>
          </table:table-cell>
          <table:table-cell table:style-name="ce34" office:value-type="string">
            <text:p>:m RES 1*2 / free# JVEMV6 68#_209:1 / 68. theoretical-physics(tp) / w=shearing,topics=行列式,other=memo+,s=~,i=~,doc=r-8-1~4.9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RES 1*2 / free# JVEMV6 68#_209:1 / 68. theoretical-physics(tp) / w=shearing,topics=行列式,other=memo+,s=~,i=~,doc=r-8-1~4.9">
            <text:p>:m RES 1*2 / free# JVEMV6 68#_209:1 / 68. theoretical-physics(tp) / w=shearing,topics=行列式,other=memo+,s=~,i=~,doc=r-8-1~4.9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23_19-06-08_000.jpg</text:p>
          </table:table-cell>
          <table:table-cell table:style-name="ce34" office:value-type="string">
            <text:p>:m :篠笛,shinobue #*# / session-memo / s.1~s.7 / picture:dai-kan:h-3_4 pic:transition:h-5`~6` pic:transt:h-6`~6h` pic:transt:h-6`~7`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:m :篠笛,shinobue #*# / session-memo / s.1~s.7 / picture:dai-kan:h-3_4 pic:transition:h-5`~6` pic:transt:h-6`~6h` pic:transt:h-6`~7`">
            <text:p>:m :篠笛,shinobue #*# / session-memo / s.1~s.7 / picture:dai-kan:h-3_4 pic:transition:h-5`~6` pic:transt:h-6`~6h` pic:transt:h-6`~7`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4">2022/03/24</text:date>, <text:time>13:36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24T13:36:16.06</dc:date>
    <dc:creator>iwabuchi ken</dc:creator>
    <meta:editing-duration>P44DT15H8M30S</meta:editing-duration>
    <meta:editing-cycles>14780</meta:editing-cycles>
    <meta:document-statistic meta:table-count="2" meta:cell-count="485" meta:object-count="0"/>
    <meta:user-defined meta:name="qrichtext">1</meta:user-defined>
  </office:meta>
</office:document-meta>
</file>